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8bda83" officeooo:paragraph-rsid="008bda83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81cf45" officeooo:paragraph-rsid="0081cf4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81cf45" officeooo:paragraph-rsid="0085d6ec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85d6ec" officeooo:paragraph-rsid="0085d6ec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f15aa" officeooo:paragraph-rsid="008f15aa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9026d9" officeooo:paragraph-rsid="008b7f57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0804aee" officeooo:paragraph-rsid="0085d6ec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81cf45" officeooo:paragraph-rsid="0081cf45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officeooo:rsid="009026d9" officeooo:paragraph-rsid="009026d9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ans" officeooo:rsid="008f15aa" officeooo:paragraph-rsid="008f15aa" fo:background-color="transparent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9026d9"/>
    </style:style>
    <style:style style:name="P15" style:family="paragraph" style:parent-style-name="Standard" style:list-style-name="L3">
      <style:paragraph-properties fo:text-align="justify" style:justify-single-word="false"/>
      <style:text-properties officeooo:paragraph-rsid="008b7f57"/>
    </style:style>
    <style:style style:name="P16" style:family="paragraph" style:parent-style-name="Standard">
      <style:paragraph-properties fo:text-align="justify" style:justify-single-word="false"/>
      <style:text-properties officeooo:rsid="0094542f" officeooo:paragraph-rsid="0081cf45"/>
    </style:style>
    <style:style style:name="T1" style:family="text">
      <style:text-properties officeooo:rsid="0011b580"/>
    </style:style>
    <style:style style:name="T2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81cf45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8d3ed4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8d3ed4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background-color="transparent" loext:char-shading-value="0"/>
    </style:style>
    <style:style style:name="T8" style:family="text">
      <style:text-properties style:font-name="Liberation Sans" officeooo:rsid="009026d9" fo:background-color="transparent" loext:char-shading-value="0"/>
    </style:style>
    <style:style style:name="T9" style:family="text">
      <style:text-properties style:font-name="Liberation Sans" officeooo:rsid="0087a66a" fo:background-color="transparent" loext:char-shading-value="0"/>
    </style:style>
    <style:style style:name="T10" style:family="text">
      <style:text-properties style:font-name="Liberation Sans" officeooo:rsid="008b7f57" fo:background-color="transparent" loext:char-shading-value="0"/>
    </style:style>
    <style:style style:name="T11" style:family="text">
      <style:text-properties style:font-name="Liberation Sans" officeooo:rsid="0094542f"/>
    </style:style>
    <style:style style:name="T12" style:family="text">
      <style:text-properties officeooo:rsid="0092ebaa"/>
    </style:style>
    <style:style style:name="T13" style:family="text">
      <style:text-properties officeooo:rsid="0092f5b9"/>
    </style:style>
    <style:style style:name="T14" style:family="text">
      <style:text-properties officeooo:rsid="0095c836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concepção do projeto</text:p>
      <text:p text:style-name="P2"/>
      <text:p text:style-name="P2"><text:span text:style-name="T1">Data: </text:span></text:p>
      <text:p text:style-name="P3">Versão: <text:span text:style-name="T12">1.0</text:span></text:p>
      <text:p text:style-name="P4">Revisão: </text:p>
      <text:p text:style-name="P6"/>
      <text:p text:style-name="P6"/>
      <text:p text:style-name="P10"><text:span text:style-name="T3">1 - </text:span><text:span text:style-name="T2">Qual é a função do produto</text:span><text:span text:style-name="T4">?</text:span></text:p>
      <text:p text:style-name="P7"/>
      <text:list text:style-name="L1">
        <text:list-item>
          <text:p text:style-name="P13"/>
        </text:list-item>
      </text:list>
      <text:p text:style-name="P8"/>
      <text:p text:style-name="P8"/>
      <text:p text:style-name="P11">2 - Qual problema o produto resolve<text:span text:style-name="T5">?</text:span></text:p>
      <text:p text:style-name="P5"/>
      <text:list text:style-name="L2">
        <text:list-item>
          <text:p text:style-name="P14"><text:span text:style-name="T11"/></text:p>
        </text:list-item>
      </text:list>
      <text:p text:style-name="P12"/>
      <text:p text:style-name="P12"/>
      <text:p text:style-name="P11">3 - Para que público será feito o produto<text:span text:style-name="T5">?</text:span></text:p>
      <text:p text:style-name="P16"><text:span text:style-name="T7"/></text:p>
      <text:list text:style-name="L3">
        <text:list-item>
          <text:p text:style-name="P15"><text:span text:style-name="T8"/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10" meta:word-count="36" meta:character-count="171" meta:non-whitespace-character-count="143"/>
  </office:meta>
</office:document-meta>
</file>